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64" officeooo:paragraph-rsid="001e4d64"/>
    </style:style>
    <style:style style:name="P2" style:family="paragraph" style:parent-style-name="Standard">
      <style:text-properties style:text-underline-style="none" officeooo:rsid="001e4d64" officeooo:paragraph-rsid="001e4d64"/>
    </style:style>
    <style:style style:name="P3" style:family="paragraph" style:parent-style-name="Standard">
      <style:text-properties style:text-underline-style="none" officeooo:rsid="001e7c46" officeooo:paragraph-rsid="001e7c46"/>
    </style:style>
    <style:style style:name="P4" style:family="paragraph" style:parent-style-name="Standard">
      <style:text-properties style:text-underline-style="none" officeooo:rsid="001efda1" officeooo:paragraph-rsid="001efda1"/>
    </style:style>
    <style:style style:name="P5" style:family="paragraph" style:parent-style-name="Standard">
      <style:text-properties style:text-underline-style="none" officeooo:rsid="0020b842" officeooo:paragraph-rsid="0020b842"/>
    </style:style>
    <style:style style:name="P6" style:family="paragraph" style:parent-style-name="Standard">
      <style:text-properties style:text-underline-style="solid" style:text-underline-width="auto" style:text-underline-color="font-color" officeooo:rsid="001e4d64" officeooo:paragraph-rsid="001e4d64"/>
    </style:style>
    <style:style style:name="P7" style:family="paragraph" style:parent-style-name="Standard">
      <style:text-properties style:text-underline-style="none" officeooo:rsid="0020b842" officeooo:paragraph-rsid="0020b842"/>
    </style:style>
    <style:style style:name="P8" style:family="paragraph" style:parent-style-name="Standard">
      <style:text-properties style:use-window-font-color="true" loext:opacity="0%" style:font-name="Droid Sans Mono" fo:font-size="10.5pt" style:text-underline-style="none" fo:font-weight="normal" officeooo:rsid="0020b842" officeooo:paragraph-rsid="0020b842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2" style:family="paragraph" style:parent-style-name="Standard">
      <style:paragraph-properties style:line-height-at-least="0.503cm" fo:break-before="page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4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3a7be" officeooo:paragraph-rsid="0023a7be" fo:background-color="transparent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eam of consciousness</text:h>
      <text:p text:style-name="P1"/>
      <text:p text:style-name="P6">Adding squares in child div so that the parent div creates a grid for Etch-a-sketch</text:p>
      <text:p text:style-name="P6"/>
      <text:p text:style-name="P2">divParent ready to accept elements within divChild</text:p>
      <text:p text:style-name="P2"/>
      <text:p text:style-name="P2">divParent</text:p>
      <text:p text:style-name="P2"><text:tab/>divChild</text:p>
      <text:p text:style-name="P2"/>
      <text:p text:style-name="P2">on slider change, divChild generates x number of grids in either direction</text:p>
      <text:p text:style-name="P2"><text:tab/></text:p>
      <text:p text:style-name="P2">slider.onchange(?)createElement(“div”) - ???</text:p>
      <text:p text:style-name="P2"/>
      <text:p text:style-name="P2"><text:tab/>look to current output of slider for x and y requirements</text:p>
      <text:p text:style-name="P2"><text:tab/><text:tab/>x = x</text:p>
      <text:p text:style-name="P2"><text:tab/><text:tab/>y = x – 1</text:p>
      <text:p text:style-name="P2"/>
      <text:p text:style-name="P2">CSS will add border – size requirements shouldn’t be needed as they’ll be automatically adjusted as per Flexbox rules</text:p>
      <text:p text:style-name="P2"/>
      <text:p text:style-name="P3">x will create a column with 16 boxes</text:p>
      <text:p text:style-name="P3">y will replicate column x an additional (16 – 1) times</text:p>
      <text:p text:style-name="P2"/>
      <text:p text:style-name="P4">***Could just square the number of elements to be created to get the correct number of divChild elements – find way to sort them evenly with CSS?</text:p>
      <text:p text:style-name="P4"/>
      <text:p text:style-name="P4"/>
      <text:p text:style-name="P5">ToggleGird issues – getting setting to stick through new grid generation</text:p>
      <text:p text:style-name="P5"/>
      <text:p text:style-name="P5">add true/false flag to button</text:p>
      <text:p text:style-name="P5">true = grid on</text:p>
      <text:p text:style-name="P5">false = grid off</text:p>
      <text:p text:style-name="P5"/>
      <text:p text:style-name="P5">flag within grid generation loop – if true – as usual, else get .noBorder css</text:p>
      <text:p text:style-name="P5"/>
      <text:p text:style-name="P8">todo list;</text:p>
      <text:p text:style-name="P10">1. implement color picker</text:p>
      <text:p text:style-name="P9">2. implement gradual color gradient for each hover over square</text:p>
      <text:p text:style-name="P9">3. click and drag to add color to square instead of mouseover</text:p>
      <text:p text:style-name="P9">4. toggle eraser button to turn off if rainbow mode selected, &amp; vice versa</text:p>
      <text:p text:style-name="P9"><text:tab/>can a button check go into a function?</text:p>
      <text:p text:style-name="P10">5. pass buttons to function to check if value is on or off instead of each button checking</text:p>
      <text:p text:style-name="P12">Disable other modes if one selected</text:p>
      <text:p text:style-name="P13"/>
      <text:p text:style-name="P11">Simple check within squareFill function to check which is selected? </text:p>
      <text:p text:style-name="P14"><text:tab/>OR</text:p>
      <text:p text:style-name="P14">pass selection through another function which forces one option to squareFill only</text:p>
      <text:p text:style-name="P14"/>
      <text:p text:style-name="P15">invoke buttonValueCheck to change status of other buttons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2:57:56.997907552</meta:creation-date>
    <dc:date>2024-06-25T11:55:24.439165515</dc:date>
    <meta:editing-duration>PT51M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263" meta:character-count="1535" meta:non-whitespace-character-count="1286"/>
  </office:meta>
</office:document-meta>
</file>